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bottom="0in" style:line-height-at-least="0.1979in" fo:background-color="#1E1E1E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&lt;stdio.h&gt;</text:span></text:p>
      <text:p text:style-name="P5"><text:span text:style-name="T6">int</text:span><text:span text:style-name="T7"><text:s/></text:span><text:span text:style-name="T8">main</text:span><text:span text:style-name="T9">(</text:span><text:span text:style-name="T10">void</text:span><text:span text:style-name="T11">)</text:span></text:p>
      <text:p text:style-name="P12">{</text:p>
      <text:p text:style-name="P13"><text:span text:style-name="T14">   <text:s/></text:span><text:span text:style-name="T15">printf</text:span><text:span text:style-name="T16">(</text:span><text:span text:style-name="T17">"hello world</text:span><text:span text:style-name="T18">\n</text:span><text:span text:style-name="T19">"</text:span><text:span text:style-name="T20">);</text:span></text:p>
      <text:p text:style-name="P21"><text:span text:style-name="T22">   <text:s/></text:span><text:span text:style-name="T23">return</text:span><text:span text:style-name="T24"><text:s/></text:span><text:span text:style-name="T25">0</text:span><text:span text:style-name="T26">;</text:span></text:p>
      <text:p text:style-name="P27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i Santosh</meta:initial-creator>
    <dc:creator>Sai Santosh</dc:creator>
    <meta:creation-date>2022-08-14T08:02:00Z</meta:creation-date>
    <dc:date>2022-08-14T08:03:00Z</dc:date>
    <meta:template xlink:href="Normal" xlink:type="simple"/>
    <meta:editing-cycles>1</meta:editing-cycles>
    <meta:editing-duration>PT60S</meta:editing-duration>
    <meta:document-statistic meta:page-count="1" meta:paragraph-count="1" meta:word-count="12" meta:character-count="81" meta:row-count="1" meta:non-whitespace-character-count="70"/>
  </office:meta>
</office:document-meta>
</file>